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OpenSymbol" svg:font-family="OpenSymbol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3" style:family="table">
      <style:table-properties style:width="7.65in" fo:margin-left="-0.075in" table:align="left" style:writing-mode="lr-tb"/>
    </style:style>
    <style:style style:name="Table3.A" style:family="table-column">
      <style:table-column-properties style:column-width="3.8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6" style:family="table">
      <style:table-properties style:width="7.65in" fo:margin-left="-0.075in" table:align="left" style:writing-mode="lr-tb"/>
    </style:style>
    <style:style style:name="Table6.A" style:family="table-column">
      <style:table-column-properties style:column-width="2.825in"/>
    </style:style>
    <style:style style:name="Table6.B" style:family="table-column">
      <style:table-column-properties style:column-width="4.8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de_20_compressed">
      <style:paragraph-properties fo:break-before="page"/>
      <style:text-properties officeooo:paragraph-rsid="0012ca87"/>
    </style:style>
    <style:style style:name="P3" style:family="paragraph" style:parent-style-name="Question_20_Header">
      <style:paragraph-properties fo:break-before="page"/>
      <style:text-properties fo:font-size="14pt" style:text-underline-style="solid" style:text-underline-width="auto" style:text-underline-color="font-color" officeooo:paragraph-rsid="0012ca87" fo:background-color="transparent" style:font-size-asian="14pt" style:font-size-complex="14pt"/>
    </style:style>
    <style:style style:name="P4" style:family="paragraph" style:parent-style-name="Question_20_Header">
      <style:paragraph-properties fo:break-before="page"/>
      <style:text-properties fo:background-color="transparent"/>
    </style:style>
    <style:style style:name="P5" style:family="paragraph" style:parent-style-name="License">
      <style:paragraph-properties fo:margin-top="0.0799in" fo:margin-bottom="0.0402in" loext:contextual-spacing="false"/>
      <style:text-properties officeooo:paragraph-rsid="000f5f2c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paragraph-rsid="0012ca87" style:font-weight-asian="bold" style:font-weight-complex="bold"/>
    </style:style>
    <style:style style:name="P7" style:family="paragraph" style:parent-style-name="Code">
      <style:text-properties officeooo:paragraph-rsid="001173a5" style:font-name-asian="Consolas"/>
    </style:style>
    <style:style style:name="P8" style:family="paragraph" style:parent-style-name="Code">
      <style:text-properties officeooo:rsid="00148ba4" officeooo:paragraph-rsid="00148ba4" style:font-name-asian="Consolas"/>
    </style:style>
    <style:style style:name="P9" style:family="paragraph" style:parent-style-name="Code">
      <style:text-properties officeooo:rsid="002abe70" officeooo:paragraph-rsid="002abe70" style:font-name-asian="Consolas"/>
    </style:style>
    <style:style style:name="P10" style:family="paragraph" style:parent-style-name="Code">
      <style:text-properties fo:language="zxx" fo:country="none" officeooo:paragraph-rsid="001173a5"/>
    </style:style>
    <style:style style:name="P11" style:family="paragraph" style:parent-style-name="Code">
      <style:text-properties officeooo:rsid="00148ba4" officeooo:paragraph-rsid="00148ba4"/>
    </style:style>
    <style:style style:name="P12" style:family="paragraph" style:parent-style-name="Code">
      <style:text-properties officeooo:paragraph-rsid="0016826e"/>
    </style:style>
    <style:style style:name="P13" style:family="paragraph" style:parent-style-name="Code">
      <style:text-properties officeooo:rsid="0021a155" officeooo:paragraph-rsid="0021a155"/>
    </style:style>
    <style:style style:name="P14" style:family="paragraph" style:parent-style-name="Code">
      <style:text-properties officeooo:paragraph-rsid="0013baf1"/>
    </style:style>
    <style:style style:name="P15" style:family="paragraph" style:parent-style-name="Spacer">
      <style:text-properties fo:language="zxx" fo:country="none" officeooo:paragraph-rsid="001173a5"/>
    </style:style>
    <style:style style:name="P16" style:family="paragraph" style:parent-style-name="Spacer">
      <style:text-properties fo:font-weight="bold" officeooo:paragraph-rsid="0012ca87" style:font-weight-asian="bold" style:font-weight-complex="bold"/>
    </style:style>
    <style:style style:name="P17" style:family="paragraph" style:parent-style-name="Question">
      <style:text-properties officeooo:paragraph-rsid="001173a5"/>
    </style:style>
    <style:style style:name="P18" style:family="paragraph" style:parent-style-name="Question">
      <style:text-properties fo:font-size="14pt" style:text-underline-style="solid" style:text-underline-width="auto" style:text-underline-color="font-color" fo:font-weight="bold" officeooo:paragraph-rsid="0016826e" style:font-size-asian="14pt" style:font-weight-asian="bold" style:font-size-complex="14pt" style:font-weight-complex="bold"/>
    </style:style>
    <style:style style:name="P19" style:family="paragraph" style:parent-style-name="Code_20_compressed">
      <style:text-properties officeooo:paragraph-rsid="001173a5"/>
    </style:style>
    <style:style style:name="P20" style:family="paragraph" style:parent-style-name="Code_20_compressed">
      <style:paragraph-properties fo:line-height="100%"/>
      <style:text-properties officeooo:paragraph-rsid="001173a5"/>
    </style:style>
    <style:style style:name="P21" style:family="paragraph" style:parent-style-name="Code_20_compressed">
      <style:text-properties officeooo:rsid="001173a5" officeooo:paragraph-rsid="001173a5"/>
    </style:style>
    <style:style style:name="P22" style:family="paragraph" style:parent-style-name="Code_20_compressed">
      <style:text-properties officeooo:paragraph-rsid="0012ca87"/>
    </style:style>
    <style:style style:name="P23" style:family="paragraph" style:parent-style-name="Code_20_compressed">
      <style:paragraph-properties fo:line-height="0.139in"/>
      <style:text-properties fo:font-size="11pt" officeooo:paragraph-rsid="0012ca87" style:font-size-asian="11pt" style:font-size-complex="13pt"/>
    </style:style>
    <style:style style:name="P24" style:family="paragraph" style:parent-style-name="Code_20_compressed">
      <style:paragraph-properties fo:line-height="0.139in"/>
      <style:text-properties fo:font-size="11pt" officeooo:rsid="00165933" officeooo:paragraph-rsid="00165933" style:font-size-asian="11pt" style:font-size-complex="13pt"/>
    </style:style>
    <style:style style:name="P25" style:family="paragraph" style:parent-style-name="Code_20_compressed">
      <style:paragraph-properties fo:line-height="0.139in"/>
      <style:text-properties fo:font-size="11pt" officeooo:rsid="0016826e" officeooo:paragraph-rsid="0016826e" style:font-size-asian="11pt" style:font-size-complex="13pt"/>
    </style:style>
    <style:style style:name="P26" style:family="paragraph" style:parent-style-name="Code_20_compressed">
      <style:paragraph-properties fo:line-height="0.111in"/>
      <style:text-properties fo:font-size="9pt" officeooo:paragraph-rsid="0012ca87" style:font-size-asian="9pt" style:font-size-complex="9pt"/>
    </style:style>
    <style:style style:name="P27" style:family="paragraph" style:parent-style-name="Code_20_compressed">
      <style:paragraph-properties fo:line-height="0.1799in"/>
      <style:text-properties officeooo:rsid="0025a3ea" officeooo:paragraph-rsid="0016826e"/>
    </style:style>
    <style:style style:name="P28" style:family="paragraph" style:parent-style-name="Code_20_compressed">
      <style:text-properties officeooo:rsid="001a76ca" officeooo:paragraph-rsid="0016826e"/>
    </style:style>
    <style:style style:name="P29" style:family="paragraph" style:parent-style-name="Code_20_compressed">
      <style:text-properties officeooo:rsid="001a76ca" officeooo:paragraph-rsid="001a0a78"/>
    </style:style>
    <style:style style:name="P30" style:family="paragraph" style:parent-style-name="Code_20_compressed">
      <style:paragraph-properties fo:line-height="0.1in"/>
      <style:text-properties officeooo:rsid="001a76ca" officeooo:paragraph-rsid="001a0a78"/>
    </style:style>
    <style:style style:name="P31" style:family="paragraph" style:parent-style-name="Code_20_compressed">
      <style:paragraph-properties fo:line-height="0.1in"/>
      <style:text-properties fo:font-size="8pt" officeooo:rsid="001a86ad" officeooo:paragraph-rsid="0016826e" style:font-size-asian="8pt" style:font-size-complex="8pt"/>
    </style:style>
    <style:style style:name="P32" style:family="paragraph" style:parent-style-name="Code_20_compressed">
      <style:paragraph-properties fo:line-height="0.1in"/>
      <style:text-properties fo:font-size="8pt" officeooo:rsid="001a0a78" officeooo:paragraph-rsid="001a0a78" style:font-size-asian="8pt" style:font-size-complex="8pt"/>
    </style:style>
    <style:style style:name="P33" style:family="paragraph" style:parent-style-name="Code_20_compressed">
      <style:text-properties officeooo:rsid="001a0a78" officeooo:paragraph-rsid="001a0a78"/>
    </style:style>
    <style:style style:name="P34" style:family="paragraph" style:parent-style-name="Code_20_compressed">
      <style:paragraph-properties fo:line-height="0.1799in"/>
      <style:text-properties fo:font-size="12pt" fo:font-weight="bold" officeooo:rsid="0025a3ea" officeooo:paragraph-rsid="0016826e" style:font-size-asian="12pt" style:font-weight-asian="bold" style:font-size-complex="12pt" style:font-weight-complex="bold"/>
    </style:style>
    <style:style style:name="P35" style:family="paragraph" style:parent-style-name="Code_20_compressed">
      <style:paragraph-properties fo:line-height="0.1598in"/>
      <style:text-properties fo:font-size="12pt" fo:font-weight="bold" officeooo:rsid="0025a3ea" officeooo:paragraph-rsid="001a0a78" style:font-size-asian="12pt" style:font-weight-asian="bold" style:font-size-complex="12pt" style:font-weight-complex="bold"/>
    </style:style>
    <style:style style:name="P36" style:family="paragraph" style:parent-style-name="Code_20_compressed">
      <style:paragraph-properties fo:line-height="0.1799in"/>
      <style:text-properties fo:font-size="12pt" officeooo:paragraph-rsid="0016826e" style:font-size-asian="12pt" style:font-size-complex="12pt"/>
    </style:style>
    <style:style style:name="P37" style:family="paragraph" style:parent-style-name="Code_20_compressed">
      <style:paragraph-properties fo:line-height="0.1799in"/>
      <style:text-properties fo:font-size="12pt" fo:font-weight="normal" officeooo:rsid="002071bf" officeooo:paragraph-rsid="001a0a78" style:font-size-asian="12pt" style:font-weight-asian="normal" style:font-size-complex="12pt" style:font-weight-complex="normal"/>
    </style:style>
    <style:style style:name="P38" style:family="paragraph" style:parent-style-name="Code_20_compressed">
      <style:text-properties style:text-underline-style="none" officeooo:rsid="001a0a78" officeooo:paragraph-rsid="001a0a78"/>
    </style:style>
    <style:style style:name="P39" style:family="paragraph" style:parent-style-name="Code_20_compressed">
      <style:text-properties officeooo:rsid="001be53b" officeooo:paragraph-rsid="001be53b"/>
    </style:style>
    <style:style style:name="P40" style:family="paragraph" style:parent-style-name="Code_20_compressed">
      <style:text-properties officeooo:paragraph-rsid="001dc0f0"/>
    </style:style>
    <style:style style:name="P41" style:family="paragraph" style:parent-style-name="Code_20_compressed">
      <style:text-properties officeooo:rsid="001eedfd" officeooo:paragraph-rsid="001eedfd"/>
    </style:style>
    <style:style style:name="P42" style:family="paragraph" style:parent-style-name="Code_20_compressed">
      <style:text-properties officeooo:rsid="0020528c" officeooo:paragraph-rsid="0020528c"/>
    </style:style>
    <style:style style:name="P43" style:family="paragraph" style:parent-style-name="Code_20_compressed">
      <style:text-properties officeooo:rsid="00213a88" officeooo:paragraph-rsid="00213a88"/>
    </style:style>
    <style:style style:name="P44" style:family="paragraph" style:parent-style-name="Code_20_compressed">
      <style:text-properties officeooo:rsid="0022cea9" officeooo:paragraph-rsid="0022cea9"/>
    </style:style>
    <style:style style:name="P45" style:family="paragraph" style:parent-style-name="Code_20_compressed">
      <style:text-properties officeooo:rsid="00230d94" officeooo:paragraph-rsid="00230d94"/>
    </style:style>
    <style:style style:name="P46" style:family="paragraph" style:parent-style-name="Code_20_compressed">
      <style:text-properties officeooo:rsid="00230d94" officeooo:paragraph-rsid="0023d036"/>
    </style:style>
    <style:style style:name="P47" style:family="paragraph" style:parent-style-name="Code_20_compressed">
      <style:text-properties officeooo:rsid="00230d94" officeooo:paragraph-rsid="00363491"/>
    </style:style>
    <style:style style:name="P48" style:family="paragraph" style:parent-style-name="Code_20_compressed">
      <style:text-properties officeooo:paragraph-rsid="0023d036"/>
    </style:style>
    <style:style style:name="P49" style:family="paragraph" style:parent-style-name="Code_20_compressed">
      <style:text-properties officeooo:rsid="00344a8e" officeooo:paragraph-rsid="00344a8e"/>
    </style:style>
    <style:style style:name="P50" style:family="paragraph" style:parent-style-name="Code_20_compressed">
      <style:text-properties officeooo:paragraph-rsid="00363491"/>
    </style:style>
    <style:style style:name="P51" style:family="paragraph" style:parent-style-name="Question_20_Header">
      <style:paragraph-properties fo:margin-top="0in" fo:margin-bottom="0.0799in" loext:contextual-spacing="false" fo:break-before="page"/>
      <style:text-properties officeooo:paragraph-rsid="0016826e" fo:background-color="transparent"/>
    </style:style>
    <style:style style:name="P52" style:family="paragraph" style:parent-style-name="Question_20_Header">
      <style:paragraph-properties fo:margin-top="0in" fo:margin-bottom="0.0799in" loext:contextual-spacing="false" fo:text-align="start" style:justify-single-word="false"/>
      <style:text-properties officeooo:paragraph-rsid="0016826e"/>
    </style:style>
    <style:style style:name="P53" style:family="paragraph" style:parent-style-name="Question_20_Header">
      <style:paragraph-properties fo:margin-top="0in" fo:margin-bottom="0.0799in" loext:contextual-spacing="false"/>
      <style:text-properties officeooo:paragraph-rsid="0012ca87"/>
    </style:style>
    <style:style style:name="P54" style:family="paragraph" style:parent-style-name="Code">
      <style:paragraph-properties fo:margin-top="0in" fo:margin-bottom="0.0799in" loext:contextual-spacing="false" fo:text-align="start" style:justify-single-word="false"/>
      <style:text-properties style:text-underline-style="none" fo:font-weight="normal" officeooo:rsid="0013baf1" officeooo:paragraph-rsid="0013baf1" style:font-weight-asian="normal" style:font-weight-complex="normal"/>
    </style:style>
    <style:style style:name="P55" style:family="paragraph" style:parent-style-name="Code_20_compressed">
      <style:paragraph-properties fo:margin-top="0.0098in" fo:margin-bottom="0.0098in" loext:contextual-spacing="false"/>
      <style:text-properties fo:font-size="14pt" style:text-underline-style="none" officeooo:rsid="001a86ad" officeooo:paragraph-rsid="0016826e" style:font-size-asian="14pt" style:font-size-complex="14pt"/>
    </style:style>
    <style:style style:name="P56" style:family="paragraph" style:parent-style-name="Problem_20_Question">
      <style:paragraph-properties fo:margin-top="0.0098in" fo:margin-bottom="0.0098in" loext:contextual-spacing="false"/>
      <style:text-properties style:text-underline-style="none" fo:font-weight="bold" officeooo:rsid="002093af" officeooo:paragraph-rsid="0016826e" style:font-weight-asian="bold" style:font-weight-complex="bold"/>
    </style:style>
    <style:style style:name="P57" style:family="paragraph" style:parent-style-name="Problem_20_Question">
      <style:paragraph-properties fo:margin-top="0.0098in" fo:margin-bottom="0.0098in" loext:contextual-spacing="false"/>
      <style:text-properties style:use-window-font-color="true" style:font-name="Garamond" fo:font-size="12pt" fo:language="en" fo:country="US" style:text-underline-style="none" fo:font-weight="bold" officeooo:rsid="002071bf" officeooo:paragraph-rsid="0016826e" style:font-name-asian="Times New Roman" style:font-size-asian="12pt" style:font-weight-asian="bold" style:font-name-complex="Courier New" style:font-size-complex="12pt" style:language-complex="ar" style:country-complex="SA" style:font-weight-complex="bold"/>
    </style:style>
    <style:style style:name="P58" style:family="paragraph" style:parent-style-name="Problem_20_Question">
      <style:text-properties officeooo:paragraph-rsid="0016826e"/>
    </style:style>
    <style:style style:name="P59" style:family="paragraph" style:parent-style-name="Question_20_Header" style:master-page-name="Standard">
      <style:paragraph-properties style:page-number="auto"/>
      <style:text-properties officeooo:paragraph-rsid="003937cd"/>
    </style:style>
    <style:style style:name="P60" style:family="paragraph" style:parent-style-name="Question_20_Header">
      <style:text-properties style:text-underline-style="solid" style:text-underline-width="auto" style:text-underline-color="font-color" fo:font-weight="bold" officeooo:paragraph-rsid="0012ca87" style:font-weight-asian="bold" style:font-weight-complex="bold"/>
    </style:style>
    <style:style style:name="P61" style:family="paragraph" style:parent-style-name="Question_20_Header">
      <style:paragraph-properties fo:margin-top="0in" fo:margin-bottom="0.0835in" loext:contextual-spacing="false"/>
      <style:text-properties style:text-underline-style="solid" style:text-underline-width="auto" style:text-underline-color="font-color" officeooo:paragraph-rsid="003937cd" fo:background-color="transparent"/>
    </style:style>
    <style:style style:name="P62" style:family="paragraph" style:parent-style-name="Question_20_Header" style:master-page-name="">
      <style:paragraph-properties style:page-number="auto" fo:break-before="page"/>
      <style:text-properties officeooo:paragraph-rsid="003937cd"/>
    </style:style>
    <style:style style:name="P63" style:family="paragraph" style:parent-style-name="Question_20_Header">
      <style:paragraph-properties fo:break-before="page"/>
      <style:text-properties style:text-underline-style="solid" style:text-underline-width="auto" style:text-underline-color="font-color" officeooo:paragraph-rsid="00186819"/>
    </style:style>
    <style:style style:name="P64" style:family="paragraph" style:parent-style-name="Question_20_Header">
      <style:paragraph-properties fo:break-before="page"/>
      <style:text-properties style:text-underline-style="solid" style:text-underline-width="auto" style:text-underline-color="font-color" fo:font-weight="bold" officeooo:paragraph-rsid="0012ca87" style:font-weight-asian="bold" style:font-weight-complex="bold"/>
    </style:style>
    <style:style style:name="P65" style:family="paragraph" style:parent-style-name="Heading_20_1" style:master-page-name="Standard">
      <style:paragraph-properties fo:margin-top="0in" fo:margin-bottom="0.0201in" loext:contextual-spacing="false" style:page-number="auto"/>
      <style:text-properties officeooo:paragraph-rsid="0022f7f1"/>
    </style:style>
    <style:style style:name="P66" style:family="paragraph" style:parent-style-name="Code_20_compressed">
      <style:text-properties officeooo:rsid="001eedfd" officeooo:paragraph-rsid="003937cd"/>
    </style:style>
    <style:style style:name="P67" style:family="paragraph" style:parent-style-name="Code_20_compressed">
      <style:text-properties officeooo:paragraph-rsid="003937cd"/>
    </style:style>
    <style:style style:name="P68" style:family="paragraph" style:parent-style-name="Code_20_compressed">
      <style:text-properties officeooo:rsid="003937cd" officeooo:paragraph-rsid="003937cd"/>
    </style:style>
    <style:style style:name="P69" style:family="paragraph" style:parent-style-name="Code">
      <style:text-properties officeooo:paragraph-rsid="0013baf1"/>
    </style:style>
    <style:style style:name="P70" style:family="paragraph" style:parent-style-name="Code">
      <style:paragraph-properties fo:margin-top="0in" fo:margin-bottom="0.0799in" loext:contextual-spacing="false" fo:text-align="start" style:justify-single-word="false"/>
      <style:text-properties style:text-underline-style="none" fo:font-weight="normal" officeooo:rsid="0013baf1" officeooo:paragraph-rsid="0013baf1" style:font-weight-asian="normal" style:font-weight-complex="normal"/>
    </style:style>
    <style:style style:name="T1" style:family="text">
      <style:text-properties officeooo:rsid="00103ec5"/>
    </style:style>
    <style:style style:name="T2" style:family="text">
      <style:text-properties officeooo:rsid="0018681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71bf" style:font-weight-asian="bold" style:font-weight-complex="bold"/>
    </style:style>
    <style:style style:name="T5" style:family="text">
      <style:text-properties fo:font-weight="bold" officeooo:rsid="0012ca87" style:font-weight-asian="bold" style:font-weight-complex="bold"/>
    </style:style>
    <style:style style:name="T6" style:family="text">
      <style:text-properties fo:font-weight="bold" officeooo:rsid="0017f765" style:font-weight-asian="bold" style:font-weight-complex="bold"/>
    </style:style>
    <style:style style:name="T7" style:family="text">
      <style:text-properties fo:font-weight="bold" officeooo:rsid="001a0a78" style:font-weight-asian="bold" style:font-weight-complex="bold"/>
    </style:style>
    <style:style style:name="T8" style:family="text">
      <style:text-properties fo:font-weight="bold" officeooo:rsid="002e6277" style:font-weight-asian="bold" style:font-weight-complex="bold"/>
    </style:style>
    <style:style style:name="T9" style:family="text">
      <style:text-properties fo:font-weight="bold" officeooo:rsid="001eedfd" style:font-weight-asian="bold" style:font-weight-complex="bold"/>
    </style:style>
    <style:style style:name="T10" style:family="text">
      <style:text-properties fo:language="zxx" fo:country="none"/>
    </style:style>
    <style:style style:name="T11" style:family="text">
      <style:text-properties fo:language="zxx" fo:country="none" style:font-name-asian="Garamond"/>
    </style:style>
    <style:style style:name="T12" style:family="text">
      <style:text-properties fo:language="zxx" fo:country="none" fo:font-weight="bold" style:font-weight-asian="bold" style:font-weight-complex="bold"/>
    </style:style>
    <style:style style:name="T13" style:family="text">
      <style:text-properties fo:language="zxx" fo:country="none" fo:font-weight="bold" officeooo:rsid="00148ba4" style:font-name-asian="Garamond" style:font-weight-asian="bold" style:font-weight-complex="bold"/>
    </style:style>
    <style:style style:name="T14" style:family="text">
      <style:text-properties fo:language="zxx" fo:country="none" fo:font-weight="bold" officeooo:rsid="00313deb" style:font-name-asian="Garamond" style:font-weight-asian="bold" style:font-weight-complex="bold"/>
    </style:style>
    <style:style style:name="T15" style:family="text">
      <style:text-properties style:font-name-asian="Consolas"/>
    </style:style>
    <style:style style:name="T16" style:family="text">
      <style:text-properties officeooo:rsid="001173a5"/>
    </style:style>
    <style:style style:name="T17" style:family="text">
      <style:text-properties fo:font-size="16pt" fo:font-weight="bold" style:font-size-asian="16pt" style:font-weight-asian="bold" style:font-size-complex="17pt" style:font-weight-complex="bold"/>
    </style:style>
    <style:style style:name="T18" style:family="text">
      <style:text-properties fo:font-size="16pt" fo:language="zxx" fo:country="none" fo:font-weight="bold" style:font-size-asian="16pt" style:font-weight-asian="bold" style:font-size-complex="17pt" style:font-weight-complex="bold"/>
    </style:style>
    <style:style style:name="T19" style:family="text">
      <style:text-properties style:font-name-asian="Garamond"/>
    </style:style>
    <style:style style:name="T20" style:family="text">
      <style:text-properties officeooo:rsid="00148ba4" style:font-name-asian="Garamond"/>
    </style:style>
    <style:style style:name="T21" style:family="text">
      <style:text-properties officeooo:rsid="0016c0aa" style:font-name-asian="Garamond"/>
    </style:style>
    <style:style style:name="T22" style:family="text">
      <style:text-properties officeooo:rsid="0012ca87"/>
    </style:style>
    <style:style style:name="T2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4" style:family="text">
      <style:text-properties fo:font-size="14pt" style:text-underline-style="solid" style:text-underline-width="auto" style:text-underline-color="font-color" officeooo:rsid="002071bf" style:font-size-asian="14pt" style:font-size-complex="14pt"/>
    </style:style>
    <style:style style:name="T25" style:family="text">
      <style:text-properties fo:font-size="14pt" style:text-underline-style="solid" style:text-underline-width="auto" style:text-underline-color="font-color" officeooo:rsid="00165933" style:font-size-asian="14pt" style:font-size-complex="14pt"/>
    </style:style>
    <style:style style:name="T26" style:family="text">
      <style:text-properties fo:font-size="14pt" style:text-underline-style="solid" style:text-underline-width="auto" style:text-underline-color="font-color" officeooo:rsid="0016826e" style:font-size-asian="14pt" style:font-size-complex="14pt"/>
    </style:style>
    <style:style style:name="T27" style:family="text">
      <style:text-properties fo:font-size="14pt" style:text-underline-style="solid" style:text-underline-width="auto" style:text-underline-color="font-color" style:font-name-asian="Garamond" style:font-size-asian="14pt" style:font-size-complex="14pt"/>
    </style:style>
    <style:style style:name="T28" style:family="text">
      <style:text-properties fo:font-size="14pt" style:text-underline-style="solid" style:text-underline-width="auto" style:text-underline-color="font-color" fo:background-color="transparent" loext:char-shading-value="0" style:font-size-asian="14pt" style:font-size-complex="14pt"/>
    </style:style>
    <style:style style:name="T29" style:family="text">
      <style:text-properties fo:font-size="14pt" style:text-underline-style="solid" style:text-underline-width="auto" style:text-underline-color="font-color" officeooo:rsid="001dc0f0" fo:background-color="transparent" loext:char-shading-value="0" style:font-size-asian="14pt" style:font-size-complex="14pt"/>
    </style:style>
    <style:style style:name="T30" style:family="text">
      <style:text-properties fo:font-size="14pt" style:text-underline-style="solid" style:text-underline-width="auto" style:text-underline-color="font-color" fo:background-color="transparent" loext:char-shading-value="0" style:font-name-asian="Garamond" style:font-size-asian="14pt" style:font-size-complex="14pt"/>
    </style:style>
    <style:style style:name="T31" style:family="text">
      <style:text-properties officeooo:rsid="001cb5b7"/>
    </style:style>
    <style:style style:name="T32" style:family="text">
      <style:text-properties officeooo:rsid="00165933"/>
    </style:style>
    <style:style style:name="T33" style:family="text">
      <style:text-properties officeooo:rsid="0016826e"/>
    </style:style>
    <style:style style:name="T34" style:family="text">
      <style:text-properties officeooo:rsid="001a0a78"/>
    </style:style>
    <style:style style:name="T35" style:family="text">
      <style:text-properties style:text-underline-style="solid" style:text-underline-width="auto" style:text-underline-color="font-color" fo:background-color="transparent" loext:char-shading-value="0"/>
    </style:style>
    <style:style style:name="T36" style:family="text">
      <style:text-properties style:text-underline-style="solid" style:text-underline-width="auto" style:text-underline-color="font-color" officeooo:rsid="001dc0f0" fo:background-color="transparent" loext:char-shading-value="0"/>
    </style:style>
    <style:style style:name="T37" style:family="text">
      <style:text-properties style:text-underline-style="solid" style:text-underline-width="auto" style:text-underline-color="font-color" officeooo:rsid="00186819" fo:background-color="transparent" loext:char-shading-value="0"/>
    </style:style>
    <style:style style:name="T38" style:family="text">
      <style:text-properties style:text-underline-style="solid" style:text-underline-width="auto" style:text-underline-color="font-color" officeooo:rsid="003937cd" fo:background-color="transparent" loext:char-shading-value="0"/>
    </style:style>
    <style:style style:name="T39" style:family="text">
      <style:text-properties officeooo:rsid="001dc0f0"/>
    </style:style>
    <style:style style:name="T40" style:family="text">
      <style:text-properties officeooo:rsid="0022f7f1"/>
    </style:style>
    <style:style style:name="T41" style:family="text">
      <style:text-properties officeooo:rsid="0023d036"/>
    </style:style>
    <style:style style:name="T42" style:family="text">
      <style:text-properties officeooo:rsid="0027e399"/>
    </style:style>
    <style:style style:name="T43" style:family="text">
      <style:text-properties officeooo:rsid="002a191d"/>
    </style:style>
    <style:style style:name="T44" style:family="text">
      <style:text-properties officeooo:rsid="002c8aac"/>
    </style:style>
    <style:style style:name="T45" style:family="text">
      <style:text-properties officeooo:rsid="002e6277"/>
    </style:style>
    <style:style style:name="T46" style:family="text">
      <style:text-properties officeooo:rsid="003289ec"/>
    </style:style>
    <style:style style:name="T47" style:family="text">
      <style:text-properties officeooo:rsid="00363491"/>
    </style:style>
    <style:style style:name="T48" style:family="text">
      <style:text-properties officeooo:rsid="003874f4"/>
    </style:style>
    <style:style style:name="T49" style:family="text">
      <style:text-properties officeooo:rsid="003937cd"/>
    </style:style>
    <style:style style:name="T50" style:family="text">
      <style:text-properties officeooo:rsid="001eedfd"/>
    </style:style>
    <style:style style:name="T51" style:family="text">
      <style:text-properties officeooo:rsid="001900d1"/>
    </style:style>
    <style:style style:name="T52" style:family="text">
      <style:text-properties officeooo:rsid="0016c0aa"/>
    </style:style>
    <style:style style:name="T53" style:family="text">
      <style:text-properties officeooo:rsid="00396d8e"/>
    </style:style>
    <style:style style:name="T54" style:family="text">
      <style:text-properties officeooo:rsid="003ab62c"/>
    </style:style>
    <style:style style:name="T5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36">1</text:span><text:span text:style-name="T35">.<text:tab/></text:span><text:span text:style-name="T36">Array List </text:span><text:span text:style-name="T37">Implementation</text:span><text:span text:style-name="T35"> (write)</text:span></text:p>
      <text:p text:style-name="P40"><text:span text:style-name="Comment">// solution 1</text:span></text:p>
      <text:p text:style-name="P41">void Array<text:span text:style-name="T54">Int</text:span>List::<text:span text:style-name="T3">stretch</text:span>(int k) {</text:p>
      <text:p text:style-name="P41"><text:s text:c="4"/>if (k &lt;= 0) {</text:p>
      <text:p text:style-name="P41"><text:s text:c="8"/><text:span text:style-name="Comment">// remove all elements from the list</text:span></text:p>
      <text:p text:style-name="P41"><text:s text:c="8"/>mySize = 0;</text:p>
      <text:p text:style-name="P41"><text:s text:c="4"/>} else {</text:p>
      <text:p text:style-name="P41"><text:s text:c="8"/><text:span text:style-name="Comment">// resize array as needed to fit</text:span></text:p>
      <text:p text:style-name="P41"><text:s text:c="8"/>if (myCapacity &lt; mySize * k) {</text:p>
      <text:p text:style-name="P41"><text:s text:c="12"/>int* bigger = new int[k * mySize]();</text:p>
      <text:p text:style-name="P41"><text:s text:c="12"/>for (int i = 0; i &lt; mySize; i++) {</text:p>
      <text:p text:style-name="P41"><text:s text:c="16"/>bigger[i] = myElements[i];</text:p>
      <text:p text:style-name="P41"><text:s text:c="12"/>}</text:p>
      <text:p text:style-name="P41"><text:s text:c="12"/>delete[] myElements;</text:p>
      <text:p text:style-name="P41"><text:s text:c="12"/>myElements = bigger;</text:p>
      <text:p text:style-name="P49"><text:s text:c="12"/>myCapacity = k * mySize;</text:p>
      <text:p text:style-name="P41"><text:s text:c="8"/>}</text:p>
      <text:p text:style-name="P41"><text:s text:c="8"/></text:p>
      <text:p text:style-name="P41"><text:s text:c="8"/><text:span text:style-name="Comment">// stretch the elements</text:span></text:p>
      <text:p text:style-name="P41"><text:s text:c="8"/>for (int i = mySize - 1; i &gt;= 0; i--) {</text:p>
      <text:p text:style-name="P41"><text:s text:c="12"/>for (int j = 0; j &lt; k; j++) {</text:p>
      <text:p text:style-name="P41"><text:s text:c="16"/>myElements[i * k + j] = myElements[i];</text:p>
      <text:p text:style-name="P41"><text:s text:c="12"/>}</text:p>
      <text:p text:style-name="P41"><text:s text:c="8"/>}</text:p>
      <text:p text:style-name="P41"><text:s text:c="8"/>mySize *= k;</text:p>
      <text:p text:style-name="P41"><text:s text:c="4"/>}</text:p>
      <text:p text:style-name="P41">}</text:p>
      <text:p text:style-name="P40"/>
      <text:p text:style-name="P62"><text:span text:style-name="T38">2</text:span><text:span text:style-name="T35">.<text:tab/></text:span><text:span text:style-name="T38">Linked Lists</text:span><text:span text:style-name="T35"> (</text:span><text:span text:style-name="T38">read</text:span><text:span text:style-name="T35">)</text:span></text:p>
      <text:p text:style-name="P68">front -&gt; [0] -&gt; [4] -&gt; [2] -&gt; [4] -&gt; [6] -&gt; [10] -&gt; [6] -&gt; [0] -&gt; [1] /</text:p>
      <text:p text:style-name="P68"/>
      <text:p text:style-name="P66"/>
      <text:p text:style-name="P61"><text:span text:style-name="T49">3</text:span>.<text:tab/><text:span text:style-name="T1">Linked Lists</text:span> (write)</text:p>
      <text:p text:style-name="P19"><text:span text:style-name="Comment">// solution 1</text:span></text:p>
      <text:p text:style-name="P39">void <text:span text:style-name="T3">combineDuplicates</text:span>(<text:span text:style-name="T49">ListNode*&amp; front</text:span>) {</text:p>
      <text:p text:style-name="P39"><text:s text:c="4"/>if (front<text:span text:style-name="T40"> == nullptr</text:span>) {</text:p>
      <text:p text:style-name="P39"><text:s text:c="8"/>return; <text:s text:c="3"/><text:span text:style-name="Comment">// empty list case</text:span></text:p>
      <text:p text:style-name="P39"><text:s text:c="4"/>}</text:p>
      <text:p text:style-name="P39"><text:s text:c="4"/></text:p>
      <text:p text:style-name="P39"><text:s text:c="4"/><text:span text:style-name="Comment">// combine at front of list, if needed</text:span></text:p>
      <text:p text:style-name="P39"><text:s text:c="4"/><text:span text:style-name="Comment">// (common bug: front-&gt;data changes as you are looping!)</text:span></text:p>
      <text:p text:style-name="P39"><text:s text:c="4"/>int mergeValue = front-&gt;data;</text:p>
      <text:p text:style-name="P39"><text:s text:c="4"/>while (front-&gt;next != <text:span text:style-name="T49">nullptr </text:span>&amp;&amp; front-&gt;next-&gt;data == mergeValue) {</text:p>
      <text:p text:style-name="P39"><text:s text:c="8"/><text:span text:style-name="Comment">// merge with next node (and delete next node)</text:span></text:p>
      <text:p text:style-name="P39"><text:s text:c="8"/>front-&gt;data += front-&gt;next-&gt;data;</text:p>
      <text:p text:style-name="P39"><text:s text:c="8"/>ListNode* trash = front-&gt;next;</text:p>
      <text:p text:style-name="P39"><text:s text:c="8"/>front-&gt;next = front-&gt;next-&gt;next;</text:p>
      <text:p text:style-name="P39"><text:s text:c="8"/>delete trash;</text:p>
      <text:p text:style-name="P39"><text:s text:c="4"/>}</text:p>
      <text:p text:style-name="P39"><text:s text:c="4"/></text:p>
      <text:p text:style-name="P39"><text:s text:c="4"/><text:span text:style-name="Comment">// combine throughout rest of list</text:span></text:p>
      <text:p text:style-name="P39"><text:s text:c="4"/>ListNode* curr = front;</text:p>
      <text:p text:style-name="P39"><text:s text:c="4"/>while (curr-&gt;next != NULL) {</text:p>
      <text:p text:style-name="P39"><text:s text:c="8"/>mergeValue = curr-&gt;next-&gt;data;</text:p>
      <text:p text:style-name="P39"><text:s text:c="8"/>while (curr-&gt;next-&gt;next != <text:span text:style-name="T49">nullptr </text:span>&amp;&amp; curr-&gt;next-&gt;next-&gt;data == mergeValue) {</text:p>
      <text:p text:style-name="P39"><text:s text:c="12"/><text:span text:style-name="Comment">// merge with next node (and delete next node)</text:span></text:p>
      <text:p text:style-name="P39"><text:s text:c="12"/>curr-&gt;next-&gt;data += curr-&gt;next-&gt;next-&gt;data;</text:p>
      <text:p text:style-name="P39"><text:s text:c="12"/>ListNode* trash = curr-&gt;next-&gt;next;</text:p>
      <text:p text:style-name="P39"><text:s text:c="12"/>curr-&gt;next-&gt;next = curr-&gt;next-&gt;next-&gt;next;</text:p>
      <text:p text:style-name="P39"><text:s text:c="12"/>delete trash;</text:p>
      <text:p text:style-name="P39"><text:s text:c="8"/>}</text:p>
      <text:p text:style-name="P39"><text:s text:c="8"/>curr = curr-&gt;next;</text:p>
      <text:p text:style-name="P39"><text:s text:c="4"/>}</text:p>
      <text:p text:style-name="P39">}</text:p>
      <text:p text:style-name="P19"/>
      <text:p text:style-name="P19"><text:span text:style-name="Comment">//////////////////////////////////////////////////////////////////////////////////////</text:span></text:p>
      <text:p text:style-name="P19"/>
      <text:p text:style-name="P19"><text:span text:style-name="Comment"/></text:p>
      <text:p text:style-name="Question_20_Header"/>
      <text:p text:style-name="P63"><text:span text:style-name="T2">4</text:span>.<text:tab/><text:span text:style-name="T16">Binary Trees</text:span> (<text:span text:style-name="T16">read</text:span>)</text:p>
      <text:p text:style-name="P20"><text:span text:style-name="Question_20_Char1"><text:span text:style-name="T17">(a)</text:span></text:span><text:span text:style-name="Question_20_Char1"><text:span text:style-name="T15"> </text:span></text:span><text:span text:style-name="Question_20_Char1">after</text:span><text:span text:style-name="Question_20_Char1"><text:span text:style-name="T15"> </text:span></text:span><text:span text:style-name="Question_20_Char1">adding</text:span><text:span text:style-name="Question_20_Char1"><text:span text:style-name="T15"> </text:span></text:span><text:span text:style-name="Question_20_Char1">all</text:span><text:span text:style-name="Question_20_Char1"><text:span text:style-name="T15"> </text:span></text:span><text:span text:style-name="Question_20_Char1">values:</text:span></text:p>
      <text:p text:style-name="P11"><text:s text:c="9"/>Cersei</text:p>
      <text:p text:style-name="P11"><text:s text:c="5"/>/ <text:s text:c="11"/>\</text:p>
      <text:p text:style-name="P11">Arya <text:s text:c="15"/>Jamie</text:p>
      <text:p text:style-name="P11"><text:s text:c="4"/>\ <text:s text:c="11"/>/ <text:s text:c="8"/>\</text:p>
      <text:p text:style-name="P11"><text:s text:c="3"/>Bran <text:s text:c="4"/>Danaerys <text:s text:c="7"/>Littlefinger</text:p>
      <text:p text:style-name="P11"><text:s text:c="18"/>\ <text:s text:c="19"/>\</text:p>
      <text:p text:style-name="P11"><text:s text:c="18"/>Hodor <text:s text:c="16"/>Tyrion</text:p>
      <text:p text:style-name="P11"><text:s text:c="39"/>/ <text:s text:c="5"/>\</text:p>
      <text:p text:style-name="P11"><text:s text:c="36"/>Ned <text:s text:c="7"/>Varys</text:p>
      <text:p text:style-name="P11"><text:s text:c="38"/>\</text:p>
      <text:p text:style-name="P11"><text:s text:c="39"/>Stannis</text:p>
      <text:p text:style-name="P11"><text:s text:c="39"/>/</text:p>
      <text:p text:style-name="P11"><text:s text:c="38"/>Ramsay</text:p>
      <text:p text:style-name="P10"/>
      <text:p text:style-name="P17"><text:span text:style-name="T18">(b)</text:span><text:span text:style-name="T11"> </text:span><text:span text:style-name="T12">No</text:span><text:span text:style-name="T10">,</text:span><text:span text:style-name="T11"> </text:span><text:span text:style-name="T10">overall</text:span><text:span text:style-name="T11"> </text:span><text:span text:style-name="T10">tree</text:span><text:span text:style-name="T11"> </text:span><text:span text:style-name="T10">is</text:span><text:span text:style-name="T11"> </text:span><text:span text:style-name="T10">not</text:span><text:span text:style-name="T11"> </text:span><text:span text:style-name="T10">balanced.</text:span><text:span text:style-name="T11"> <text:s/>Unbalanced nodes: </text:span><text:span text:style-name="T13">Tyrion, Littlefinger, Jamie, Cersei</text:span><text:span text:style-name="T14">, Ned</text:span></text:p>
      <text:p text:style-name="P15"/>
      <text:p text:style-name="P17"><text:span text:style-name="T17">(c)</text:span><text:span text:style-name="T19"> </text:span>after<text:span text:style-name="T19"> </text:span>removing<text:span text:style-name="T19"> </text:span><text:span text:style-name="T20">Littlefinger, Cersei, and Jamie</text:span><text:span text:style-name="T19">: <text:s/>Allow either of the two trees below.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9"><text:s text:c="10"/>Bran</text:p>
            <text:p text:style-name="P9"><text:s text:c="5"/>/ <text:s text:c="11"/>\</text:p>
            <text:p text:style-name="P9">Arya <text:s text:c="15"/>Hodor</text:p>
            <text:p text:style-name="P9"><text:s text:c="17"/>/ <text:s text:c="8"/>\</text:p>
            <text:p text:style-name="P9"><text:s text:c="12"/>Danaerys <text:s text:c="9"/>Tyrion</text:p>
            <text:p text:style-name="P9"><text:s text:c="29"/>/ <text:s text:c="5"/>\</text:p>
            <text:p text:style-name="P9"><text:s text:c="26"/>Ned <text:s text:c="7"/>Varys</text:p>
            <text:p text:style-name="P9"><text:s text:c="28"/>\</text:p>
            <text:p text:style-name="P9"><text:s text:c="29"/>Stannis</text:p>
            <text:p text:style-name="P9"><text:s text:c="29"/>/</text:p>
            <text:p text:style-name="P9"><text:s text:c="28"/>Ramsay</text:p>
          </table:table-cell>
          <table:table-cell table:style-name="Table3.B1" office:value-type="string">
            <text:p text:style-name="P8"><text:s text:c="8"/>Danaerys</text:p>
            <text:p text:style-name="P8"><text:s text:c="5"/>/ <text:s text:c="11"/>\</text:p>
            <text:p text:style-name="P8">Arya <text:s text:c="16"/>Ned</text:p>
            <text:p text:style-name="P8"><text:s text:c="4"/>\ <text:s text:c="11"/>/ <text:s text:c="8"/>\</text:p>
            <text:p text:style-name="P8"><text:s text:c="3"/>Bran <text:s text:c="5"/>Hodor <text:s text:c="10"/>Tyrion <text:s/></text:p>
            <text:p text:style-name="P8"><text:s text:c="28"/>/ <text:s text:c="5"/>\ </text:p>
            <text:p text:style-name="P8"><text:s text:c="22"/><text:span text:style-name="T44">Stannis</text:span> <text:s text:c="6"/>Varys</text:p>
            <text:p text:style-name="P8"><text:s text:c="21"/><text:span text:style-name="T48">/</text:span> <text:s text:c="4"/></text:p>
            <text:p text:style-name="P8"><text:s text:c="20"/>Ramsay</text:p>
          </table:table-cell>
        </table:table-row>
      </table:table>
      <text:p text:style-name="P7"/>
      <text:p text:style-name="Code_20_compressed"/>
      <text:p text:style-name="Code"/>
      <text:p text:style-name="P4"><text:span text:style-name="T2">5</text:span>.<text:tab/>Binary Trees (write)</text:p>
      <text:p text:style-name="P19"><text:span text:style-name="Comment">// solution 1</text:span></text:p>
      <text:p text:style-name="P44">bool <text:span text:style-name="T3">hasPath</text:span>(<text:span text:style-name="T49">TreeNode* node, </text:span>int start, int end) {</text:p>
      <text:p text:style-name="P44"><text:s text:c="4"/>return hasPathHelper(<text:span text:style-name="T49">node</text:span>, start, false, end);</text:p>
      <text:p text:style-name="P44">}</text:p>
      <text:p text:style-name="P44"/>
      <text:p text:style-name="P44">bool <text:span text:style-name="T3">hasPathHelper</text:span>(TreeNode* node, int start, bool seenStart, int end) {</text:p>
      <text:p text:style-name="P44"><text:s text:c="4"/>if (node == <text:span text:style-name="T49">nullptr</text:span>) {</text:p>
      <text:p text:style-name="P44"><text:s text:c="8"/>return false;</text:p>
      <text:p text:style-name="P44"><text:s text:c="4"/>} else {</text:p>
      <text:p text:style-name="P44"><text:s text:c="8"/>seenStart = seenStart || node-&gt;data == start;</text:p>
      <text:p text:style-name="P44"><text:s text:c="8"/>bool seenEnd = seenStart &amp;&amp; node-&gt;data == end;</text:p>
      <text:p text:style-name="P44"><text:s text:c="8"/>return (seenStart &amp;&amp; seenEnd) ||</text:p>
      <text:p text:style-name="P44"><text:s text:c="16"/>hasPathHelper(node-&gt;left, start, seenStart, end) ||</text:p>
      <text:p text:style-name="P44"><text:s text:c="16"/>hasPathHelper(node-&gt;right, start, seenStart, end);</text:p>
      <text:p text:style-name="P44"><text:s text:c="4"/>}</text:p>
      <text:p text:style-name="P44">}</text:p>
      <text:p text:style-name="P21"/>
      <text:p text:style-name="P19"><text:span text:style-name="Comment">//////////////////////////////////////////////////////////////////////////////////////</text:span></text:p>
      <text:p text:style-name="P19"/>
      <text:p text:style-name="P50"><text:span text:style-name="Comment">// solution </text:span><text:span text:style-name="Comment"><text:span text:style-name="T47">2</text:span></text:span></text:p>
      <text:p text:style-name="P47">bool <text:span text:style-name="T3">hasPath</text:span>(<text:span text:style-name="T49">TreeNode* node, </text:span>int start, int end)<text:span text:style-name="T41"> </text:span>{</text:p>
      <text:p text:style-name="P45"><text:s text:c="4"/>return hasPathHelper(<text:span text:style-name="T49">node</text:span>, start, end);</text:p>
      <text:p text:style-name="P45">}</text:p>
      <text:p text:style-name="P45"/>
      <text:p text:style-name="P45">bool <text:span text:style-name="T3">hasPathHelper</text:span>(TreeNode* node, int start, int end)<text:span text:style-name="T41"> </text:span>{</text:p>
      <text:p text:style-name="P45"><text:s text:c="4"/>if (node == <text:span text:style-name="T49">nullptr</text:span>) {</text:p>
      <text:p text:style-name="P45"><text:s text:c="8"/>return false;</text:p>
      <text:p text:style-name="P45"><text:s text:c="4"/>} else if (node-&gt;data == start) {</text:p>
      <text:p text:style-name="P45"><text:s text:c="8"/>return <text:span text:style-name="T42">end == start || </text:span>contains(node, end);</text:p>
      <text:p text:style-name="P45"><text:s text:c="4"/>} else {</text:p>
      <text:p text:style-name="P45"><text:s text:c="8"/>return hasPathHelper(node-&gt;left, start, end) ||</text:p>
      <text:p text:style-name="P45"><text:s text:c="15"/>hasPathHelper(node-&gt;right, start, end);</text:p>
      <text:p text:style-name="P45"><text:s text:c="4"/>}</text:p>
      <text:p text:style-name="P45">}</text:p>
      <text:p text:style-name="P45"/>
      <text:p text:style-name="P45">bool <text:span text:style-name="T3">contains</text:span>(TreeNode* node, int end)<text:span text:style-name="T41"> </text:span>{</text:p>
      <text:p text:style-name="P45"><text:s text:c="4"/>if (node == <text:span text:style-name="T49">nullptr</text:span>) {</text:p>
      <text:p text:style-name="P45"><text:s text:c="8"/>return false;</text:p>
      <text:p text:style-name="P45"><text:s text:c="4"/>} else if (node-&gt;data == end) {</text:p>
      <text:p text:style-name="P45"><text:s text:c="8"/>return true;</text:p>
      <text:p text:style-name="P45"><text:s text:c="4"/>} else {</text:p>
      <text:p text:style-name="P45"><text:s text:c="8"/>return contains(node-&gt;left, end) || contains(node-&gt;right, end);</text:p>
      <text:p text:style-name="P45"><text:s text:c="4"/>}</text:p>
      <text:p text:style-name="P45">}</text:p>
      <text:p text:style-name="P45"/>
      <text:p text:style-name="P48"><text:span text:style-name="Comment">//////////////////////////////////////////////////////////////////////////////////////</text:span></text:p>
      <text:p text:style-name="P48"/>
      <text:p text:style-name="P46"/>
      <text:p text:style-name="P3"><text:span text:style-name="T2">6</text:span>.<text:tab/>Graphs (write)</text:p>
      <text:p text:style-name="P16"/>
      <text:p text:style-name="P22"><text:span text:style-name="Comment">// solution 1</text:span></text:p>
      <text:p text:style-name="P42">Vector&lt;Vertex*&gt; <text:span text:style-name="T3">findLongestPath</text:span>(BasicGraph&amp; graph) {</text:p>
      <text:p text:style-name="P43"><text:s text:c="4"/>graph.resetData();<text:span text:style-name="T43"> <text:s text:c="8"/></text:span><text:span text:style-name="Comment"><text:span text:style-name="T43">// optional</text:span></text:span></text:p>
      <text:p text:style-name="P42"><text:s text:c="4"/>Vector&lt;Vertex*&gt; chosen;</text:p>
      <text:p text:style-name="P42"><text:s text:c="4"/>Vector&lt;Vertex*&gt; longest;</text:p>
      <text:p text:style-name="P42"><text:s text:c="4"/></text:p>
      <text:p text:style-name="P42"><text:s text:c="4"/><text:span text:style-name="Comment">// try to find longest path from every possible starting vertex</text:span></text:p>
      <text:p text:style-name="P42"><text:s text:c="4"/>for (Vertex* v : graph.getVertexSet()) {</text:p>
      <text:p text:style-name="P42"><text:s text:c="8"/>findLongestPathHelper(graph, chosen, longest, v);</text:p>
      <text:p text:style-name="P42"><text:s text:c="4"/>}</text:p>
      <text:p text:style-name="P42"><text:s text:c="4"/>return longest;</text:p>
      <text:p text:style-name="P42">}</text:p>
      <text:p text:style-name="P42"><text:span text:style-name="Comment"/></text:p>
      <text:p text:style-name="P42">void <text:span text:style-name="T3">findLongestPathHelper</text:span>(BasicGraph&amp; graph, Vector&lt;Vertex*&gt;&amp; chosen,</text:p>
      <text:p text:style-name="P42"><text:s text:c="46"/>Vector&lt;Vertex*&gt;&amp; longest, Vertex* start) {</text:p>
      <text:p text:style-name="P42"><text:s text:c="4"/><text:span text:style-name="Comment">// "choose" this vertex <text:s/>(mark as visited and add to path so far)</text:span></text:p>
      <text:p text:style-name="P42"><text:s text:c="4"/>start-&gt;visited = true;</text:p>
      <text:p text:style-name="P42"><text:s text:c="4"/>chosen.add(start);</text:p>
      <text:p text:style-name="P42"><text:s text:c="4"/></text:p>
      <text:p text:style-name="P42"><text:s text:c="4"/><text:span text:style-name="Comment">// remember what is the longest path we have seen so far</text:span></text:p>
      <text:p text:style-name="P42"><text:s text:c="4"/>if (chosen.size() &gt; longest.size()) {</text:p>
      <text:p text:style-name="P42"><text:s text:c="8"/>longest = chosen;</text:p>
      <text:p text:style-name="P42"><text:s text:c="4"/>}</text:p>
      <text:p text:style-name="P42"><text:s text:c="4"/></text:p>
      <text:p text:style-name="P42"><text:s text:c="4"/><text:span text:style-name="Comment">// for each neighbor, explore</text:span></text:p>
      <text:p text:style-name="P42"><text:s text:c="4"/>for (Vertex* neighbor : graph.getNeighbors(start)) {</text:p>
      <text:p text:style-name="P42"><text:s text:c="8"/>if (!neighbor-&gt;visited) {</text:p>
      <text:p text:style-name="P42"><text:s text:c="12"/>findLongestPathHelper(graph, chosen, longest, neighbor);</text:p>
      <text:p text:style-name="P42"><text:s text:c="8"/>}</text:p>
      <text:p text:style-name="P42"><text:s text:c="4"/>}</text:p>
      <text:p text:style-name="P42"><text:s text:c="4"/></text:p>
      <text:p text:style-name="P42"><text:s text:c="4"/><text:span text:style-name="Comment">// "un-choose" this vertex <text:s/>(un-mark and remove from path so far)</text:span></text:p>
      <text:p text:style-name="P42"><text:s text:c="4"/>start-&gt;visited = false;</text:p>
      <text:p text:style-name="P42"><text:s text:c="4"/>chosen.remove(chosen.size() - 1);</text:p>
      <text:p text:style-name="P42">}</text:p>
      <text:p text:style-name="P22"/>
      <text:p text:style-name="P22"><text:span text:style-name="Comment">//////////////////////////////////////////////////////////////////////////////////////</text:span></text:p>
      <text:p text:style-name="P22"/>
      <text:p text:style-name="P2"><text:span text:style-name="Comment"/></text:p>
      <text:p text:style-name="P53"><text:span text:style-name="T25">7</text:span><text:span text:style-name="T23">.<text:tab/>Hashing</text:span><text:span text:style-name="T27"> </text:span><text:span text:style-name="T23">(read)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/>
            <text:p text:style-name="P23">HashMap map;</text:p>
            <text:p text:style-name="P23">map.put(<text:span text:style-name="T32">19, 9</text:span>);</text:p>
            <text:p text:style-name="P23">map.put(<text:span text:style-name="T32">4, 4</text:span>);</text:p>
            <text:p text:style-name="P23">map.put(<text:span text:style-name="T33">44, 19</text:span>);</text:p>
            <text:p text:style-name="P24">map.remove(9);</text:p>
            <text:p text:style-name="P23">map.put(<text:span text:style-name="T32">23, 54</text:span>);</text:p>
            <text:p text:style-name="P23">map.put(<text:span text:style-name="T32">73, 54</text:span>);</text:p>
            <text:p text:style-name="P23">map.put(<text:span text:style-name="T32">83, 9</text:span>);</text:p>
            <text:p text:style-name="P23">map.<text:span text:style-name="T32">put</text:span>(<text:span text:style-name="T32">99, 4</text:span>);</text:p>
            <text:p text:style-name="P23">map.remove(<text:span text:style-name="T32">4</text:span>);</text:p>
            <text:p text:style-name="P23">map.put(0, <text:span text:style-name="T31">0</text:span>);</text:p>
            <text:p text:style-name="P24">map.put(-2, -88);</text:p>
            <text:p text:style-name="P23">if (<text:span text:style-name="T32">!</text:span>map.containsKey(<text:span text:style-name="T33">73</text:span>)) {</text:p>
            <text:p text:style-name="P23"><text:span text:style-name="T15"><text:s text:c="4"/></text:span>map.<text:span text:style-name="T32">put</text:span>(<text:span text:style-name="T32">66, 77</text:span>);</text:p>
            <text:p text:style-name="P23">}</text:p>
            <text:p text:style-name="P25">map.put(333, 0);</text:p>
            <text:p text:style-name="P23"/>
          </table:table-cell>
          <table:table-cell table:style-name="Table6.A1" office:value-type="string">
            <text:p text:style-name="P26"><text:span text:style-name="T15"><text:s text:c="3"/></text:span>+---+</text:p>
            <text:p text:style-name="P26">0 <text:s/>| <text:s text:c="2"/>|<text:span text:style-name="T33">--&gt; 0:0</text:span></text:p>
            <text:p text:style-name="P26"><text:span text:style-name="T15"><text:s text:c="3"/></text:span>+---+</text:p>
            <text:p text:style-name="P26">1 <text:s/>| / |</text:p>
            <text:p text:style-name="P26"><text:span text:style-name="T15"><text:s text:c="3"/></text:span>+---+</text:p>
            <text:p text:style-name="P26">2 <text:s/>| <text:span text:style-name="T33"><text:s/></text:span><text:s/>|<text:span text:style-name="T33">--&gt; -2:-88</text:span></text:p>
            <text:p text:style-name="P26"><text:span text:style-name="T15"><text:s text:c="3"/></text:span>+---+</text:p>
            <text:p text:style-name="P26">3 <text:s/>| <text:span text:style-name="T33"><text:s/></text:span><text:s/>|<text:span text:style-name="T33">--&gt; 83:9 --&gt; 23:54</text:span></text:p>
            <text:p text:style-name="P26"><text:span text:style-name="T15"><text:s text:c="3"/></text:span>+---+</text:p>
            <text:p text:style-name="P26">4 <text:s/>| <text:span text:style-name="T33"><text:s/></text:span><text:s/>|<text:span text:style-name="T33">--&gt; 44:19</text:span></text:p>
            <text:p text:style-name="P26"><text:span text:style-name="T15"><text:s text:c="3"/></text:span>+---+</text:p>
            <text:p text:style-name="P26">5 <text:s/>| / |</text:p>
            <text:p text:style-name="P26"><text:span text:style-name="T15"><text:s text:c="3"/></text:span>+---+</text:p>
            <text:p text:style-name="P26">6 <text:s/>| <text:span text:style-name="T33">/</text:span> |</text:p>
            <text:p text:style-name="P26"><text:span text:style-name="T15"><text:s text:c="3"/></text:span>+---+</text:p>
            <text:p text:style-name="P26">7 <text:s/>| / |</text:p>
            <text:p text:style-name="P26"><text:span text:style-name="T15"><text:s text:c="3"/></text:span>+---+</text:p>
            <text:p text:style-name="P26">8 <text:s/>| <text:span text:style-name="T33">/</text:span> |</text:p>
            <text:p text:style-name="P26"><text:span text:style-name="T15"><text:s text:c="3"/></text:span>+---+</text:p>
            <text:p text:style-name="P26">9 <text:s/>| / |</text:p>
            <text:p text:style-name="P26"><text:span text:style-name="T15"><text:s text:c="3"/></text:span>+---+</text:p>
            <text:p text:style-name="P26">10 | / |</text:p>
            <text:p text:style-name="P26"><text:span text:style-name="T15"><text:s text:c="3"/></text:span>+---+</text:p>
            <text:p text:style-name="P26">11 | <text:span text:style-name="T33">/</text:span> |</text:p>
            <text:p text:style-name="P26"><text:span text:style-name="T15"><text:s text:c="3"/></text:span>+---+</text:p>
            <text:p text:style-name="P26">12 | <text:span text:style-name="T33">/</text:span> |</text:p>
            <text:p text:style-name="P26"><text:span text:style-name="T15"><text:s text:c="3"/></text:span>+-<text:span text:style-name="T33">-</text:span>-+</text:p>
            <text:p text:style-name="P26">13 | <text:span text:style-name="T33"><text:s/></text:span><text:s/>|<text:span text:style-name="T33">--&gt; 333:0 --&gt; 73:54</text:span></text:p>
            <text:p text:style-name="P26"><text:span text:style-name="T15"><text:s text:c="3"/></text:span>+---+</text:p>
            <text:p text:style-name="P26">14 | / |</text:p>
            <text:p text:style-name="P26"><text:span text:style-name="T15"><text:s text:c="3"/></text:span>+---+</text:p>
            <text:p text:style-name="P26">15 | / |</text:p>
            <text:p text:style-name="P26"><text:span text:style-name="T15"><text:s text:c="3"/></text:span>+---+</text:p>
            <text:p text:style-name="P26">16 | <text:span text:style-name="T33">/</text:span> |</text:p>
            <text:p text:style-name="P26"><text:span text:style-name="T15"><text:s text:c="3"/></text:span>+---+</text:p>
            <text:p text:style-name="P26">17 | / |</text:p>
            <text:p text:style-name="P26"><text:span text:style-name="T15"><text:s text:c="3"/></text:span>+---+</text:p>
            <text:p text:style-name="P26">18 | <text:span text:style-name="T33">/</text:span> |</text:p>
            <text:p text:style-name="P26"><text:span text:style-name="T15"><text:s text:c="3"/></text:span>+---+</text:p>
            <text:p text:style-name="P26">19 | <text:span text:style-name="T33"><text:s/></text:span><text:s/>|<text:span text:style-name="T33">--&gt; 99:4 --&gt; 19:9</text:span></text:p>
            <text:p text:style-name="P26"><text:span text:style-name="T15"><text:s text:c="3"/></text:span>+---+</text:p>
            <text:p text:style-name="P26"/>
            <text:p text:style-name="P26">size <text:s text:c="7"/>= <text:s/><text:span text:style-name="T33">9</text:span></text:p>
            <text:p text:style-name="P26">capacity <text:s text:c="3"/>= <text:s/>20</text:p>
            <text:p text:style-name="P26">load factor = <text:s/>0.4<text:span text:style-name="T33">5</text:span></text:p>
            <text:p text:style-name="P26"/>
          </table:table-cell>
        </table:table-row>
      </table:table>
      <text:p text:style-name="P6"/>
      <text:p text:style-name="P6"/>
      <text:p text:style-name="P51"><text:span text:style-name="T26">8</text:span><text:span text:style-name="T23">.<text:tab/>Inheritance</text:span><text:span text:style-name="T27"> </text:span><text:span text:style-name="T23">and</text:span><text:span text:style-name="T27"> </text:span><text:span text:style-name="T23">Polymorphism</text:span><text:span text:style-name="T27"> </text:span><text:span text:style-name="T23">(read)</text:span></text:p>
      <text:p text:style-name="P12"/>
      <text:p text:style-name="P13">var1-&gt;m1(); <text:s text:c="25"/><text:span text:style-name="Comment">// Cecil m1 / Kain m1</text:span></text:p>
      <text:p text:style-name="P13">var1-&gt;m2(); <text:s text:c="25"/><text:span text:style-name="Comment">// Cecil m1 / Kain m1 / Kain m2</text:span></text:p>
      <text:p text:style-name="P13">var1-&gt;m3(); <text:s text:c="25"/><text:span text:style-name="Comment">// COMPILER ERROR</text:span></text:p>
      <text:p text:style-name="P13">var2-&gt;m3(); <text:s text:c="25"/><text:span text:style-name="Comment">// Rosa m3 / Cecil m1 / Kain m1 / Kain m2</text:span></text:p>
      <text:p text:style-name="P13">var3-&gt;m2(); <text:s text:c="25"/><text:span text:style-name="Comment">// </text:span><text:span text:style-name="Comment"><text:span text:style-name="T46">Golbez</text:span></text:span><text:span text:style-name="Comment"> m2 / Cecil m1 / Kain m1</text:span></text:p>
      <text:p text:style-name="P13">var3-&gt;m4(); <text:s text:c="25"/><text:span text:style-name="Comment">// COMPILER ERROR</text:span></text:p>
      <text:p text:style-name="P13">var4-&gt;m3(); <text:s text:c="25"/><text:span text:style-name="Comment">// Cecil m3 / Cecil m2 / Cecil m1 / Kain m1</text:span></text:p>
      <text:p text:style-name="P13"/>
      <text:p text:style-name="P13">((Cecil*) var1)-&gt;m3(); <text:s text:c="14"/><text:span text:style-name="Comment">// Cecil m3 / Cecil m1 / Kain m1 / Kain m2</text:span></text:p>
      <text:p text:style-name="P13">((Rosa*) var1)-&gt;m4(); <text:s text:c="15"/><text:span text:style-name="Comment">// CRASH / RUNTIME ERROR</text:span></text:p>
      <text:p text:style-name="P13">((Rosa*) var2)-&gt;m4(); <text:s text:c="15"/><text:span text:style-name="Comment">// Rosa m4</text:span></text:p>
      <text:p text:style-name="P13">((Golbez*) var3)-&gt;m4(); <text:s text:c="13"/><text:span text:style-name="Comment">// COMPILER ERROR</text:span></text:p>
      <text:p text:style-name="P12"/>
      <text:p text:style-name="P18"/>
      <text:p text:style-name="P6"/>
      <text:p text:style-name="P6"/>
      <text:p text:style-name="P6"/>
      <text:p text:style-name="P60"/>
      <text:p text:style-name="P64"><text:span text:style-name="T53">9</text:span>.<text:tab/><text:span text:style-name="T52">O</text:span>bject-oriented<text:span text:style-name="T19"> </text:span>Programming<text:span text:style-name="T19"> </text:span><text:span text:style-name="T21">and Inheritance </text:span>(write)</text:p>
      <text:p text:style-name="P14"><text:span text:style-name="Comment">// MemoryCalculator.h</text:span></text:p>
      <text:p text:style-name="P14">class <text:span text:style-name="T3">MemoryCalculator</text:span> : public Calculator {</text:p>
      <text:p text:style-name="P14">public:</text:p>
      <text:p text:style-name="P14"><text:s text:c="4"/><text:span text:style-name="T3">MemoryCalculator</text:span>(int seed);</text:p>
      <text:p text:style-name="P14"><text:s text:c="4"/>virtual int <text:span text:style-name="T3">kthPrime</text:span>(int k);</text:p>
      <text:p text:style-name="P14"><text:s text:c="4"/>virtual int <text:span text:style-name="T3">getComputeCount</text:span>() const;</text:p>
      <text:p text:style-name="P14"><text:s text:c="4"/>virtual int <text:span text:style-name="T3">getMemoCount</text:span>() const;</text:p>
      <text:p text:style-name="P14"/>
      <text:p text:style-name="P14"><text:s text:c="4"/>bool <text:span text:style-name="T3">operator ==</text:span>(const MemoryCalculator&amp; mc2) const; <text:s text:c="2"/><text:span text:style-name="Comment">// okay to declare outside class</text:span></text:p>
      <text:p text:style-name="P14"><text:s text:c="4"/>bool <text:span text:style-name="T3">operator !=</text:span>(const MemoryCalculator&amp; mc2) const;</text:p>
      <text:p text:style-name="P14"><text:s text:c="4"/></text:p>
      <text:p text:style-name="P14">private:</text:p>
      <text:p text:style-name="P14"><text:s text:c="4"/>Map&lt;int, int&gt; m_primes;</text:p>
      <text:p text:style-name="P14"><text:s text:c="4"/>int m_memoCount;</text:p>
      <text:p text:style-name="P14">};</text:p>
      <text:p text:style-name="P14"/>
      <text:p text:style-name="P14"><text:span text:style-name="Comment">// MemoryCalculator.cpp</text:span></text:p>
      <text:p text:style-name="P14">MemoryCalculator::<text:span text:style-name="T3">MemoryCalculator</text:span>(int seed)</text:p>
      <text:p text:style-name="P14"><text:s text:c="8"/>: Calculator(seed) { <text:s text:c="2"/><text:span text:style-name="Comment">// call superclass constructor</text:span></text:p>
      <text:p text:style-name="P14"><text:s text:c="4"/>m_memoCount = 0;</text:p>
      <text:p text:style-name="P14">}</text:p>
      <text:p text:style-name="P14"/>
      <text:p text:style-name="P14">int MemoryCalculator::<text:span text:style-name="T3">kthPrime</text:span>(int k) {</text:p>
      <text:p text:style-name="P14"><text:s text:c="4"/>if (m_primes.containsKey(k)) {</text:p>
      <text:p text:style-name="P14"><text:s text:c="8"/>m_memoCount++; <text:s text:c="19"/><text:span text:style-name="Comment">// computed this prime before; retrieve from cache</text:span></text:p>
      <text:p text:style-name="P14"><text:s text:c="8"/>return m_primes[k];</text:p>
      <text:p text:style-name="P14"><text:s text:c="4"/>} else {</text:p>
      <text:p text:style-name="P14"><text:s text:c="8"/>int kth = Calculator::kthPrime(k);</text:p>
      <text:p text:style-name="P14"><text:s text:c="8"/>m_primes[k] = kth;</text:p>
      <text:p text:style-name="P14"><text:s text:c="8"/>return kth; <text:s text:c="22"/><text:span text:style-name="Comment">// never computed before; compute and memoize</text:span></text:p>
      <text:p text:style-name="P14"><text:s text:c="4"/>}</text:p>
      <text:p text:style-name="P14">}</text:p>
      <text:p text:style-name="P14"/>
      <text:p text:style-name="P14">int MemoryCalculator::<text:span text:style-name="T3">getComputeCount</text:span>() const {</text:p>
      <text:p text:style-name="P14"><text:s text:c="4"/>return m_primes.size();</text:p>
      <text:p text:style-name="P14">}</text:p>
      <text:p text:style-name="P14"/>
      <text:p text:style-name="P14">int MemoryCalculator::<text:span text:style-name="T3">getMemoCount</text:span>() const {</text:p>
      <text:p text:style-name="P14"><text:s text:c="4"/>return m_memoCount;</text:p>
      <text:p text:style-name="P14">}</text:p>
      <text:p text:style-name="P14"/>
      <text:p text:style-name="P14">bool MemoryCalculator::<text:span text:style-name="T3">operator ==</text:span>(const MemoryCalculator&amp; mc2) const {</text:p>
      <text:p text:style-name="P14"><text:s text:c="4"/>return getSeed() == mc2.getSeed()</text:p>
      <text:p text:style-name="P14"><text:s text:c="12"/>&amp;&amp; getComputeCount() == mc2.getComputeCount()</text:p>
      <text:p text:style-name="P14"><text:s text:c="12"/>&amp;&amp; getMemoCount() == mc2.getMemoCount()</text:p>
      <text:p text:style-name="P14"><text:s text:c="12"/>&amp;&amp; m_primes == mc2.m_primes;</text:p>
      <text:p text:style-name="P14">}</text:p>
      <text:p text:style-name="P14"/>
      <text:p text:style-name="P14">bool MemoryCalculator::<text:span text:style-name="T3">operator !=</text:span>(const MemoryCalculator&amp; mc2) const {</text:p>
      <text:p text:style-name="P14"><text:s text:c="4"/>return !(*this == mc2); <text:s text:c="3"/><text:span text:style-name="Comment">// okay to redundantly repeat == code but negated</text:span></text:p>
      <text:p text:style-name="P54">}</text:p>
      <text:p text:style-name="P54"/>
      <text:p text:style-name="P5">Copyright © Stanford University<text:span text:style-name="T53">, M.</text:span>Stepp<text:span text:style-name="T53">, V. Kirst</text:span>.<text:span text:style-name="T53"> <text:s/></text:span>Licensed under Creative Commons Attribution 2.5 License. <text:s/>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OpenSymbol" svg:font-family="OpenSymbol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loext:contextual-spacing="false" fo:text-align="center" style:justify-single-word="false" fo:keep-with-next="always"/>
      <style:text-properties style:font-name="Calibri" fo:font-family="Calibri" style:font-family-generic="swiss" style:font-pitch="variable" fo:font-size="16pt" fo:font-weight="bold" style:letter-kerning="true" style:font-size-asian="16pt" style:font-weight-asian="bold" style:font-size-complex="16pt"/>
    </style:style>
    <style:style style:name="Heading_20_3" style:display-name="Heading 3" style:family="paragraph" style:parent-style-name="Standard" style:next-style-name="Standard" style:class="text">
      <style:paragraph-properties fo:margin-top="0.2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loext:contextual-spacing="false" fo:text-align="center" style:justify-single-word="false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size-complex="14pt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de" style:family="paragraph" style:parent-style-name="Standard">
      <style:paragraph-properties fo:margin-left="0.25in" fo:margin-right="0in" fo:text-indent="0in" style:auto-text-indent="false"/>
      <style:text-properties style:font-name="Consolas" fo:font-family="Consolas" style:font-family-generic="modern" fo:font-size="10pt" fo:language="zxx" fo:country="none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te_20_Level_20_2" style:display-name="Note Level 2" style:family="paragraph" style:parent-style-name="Standard" style:default-outline-level="2">
      <style:paragraph-properties fo:keep-with-next="always"/>
      <style:text-properties style:font-name="Verdana" fo:font-family="Verdana" style:font-family-generic="swiss" style:font-pitch="variable" style:font-name-asian="MS Gothic" style:font-family-asian="'MS Gothic', 'ＭＳ ゴシック'" style:font-family-generic-asian="modern"/>
    </style:style>
    <style:style style:name="Paragraph" style:family="paragraph" style:parent-style-name="Standard">
      <style:paragraph-properties fo:margin-top="0.1665in" fo:margin-bottom="0.1665in" loext:contextual-spacing="false" fo:text-align="justify" style:justify-single-word="false"/>
      <style:text-properties fo:font-size="11pt" style:font-size-asian="11pt" style:font-name-complex="Courier New" style:font-family-complex="'Courier New'" style:font-family-generic-complex="modern"/>
    </style:style>
    <style:style style:name="Question" style:family="paragraph" style:parent-style-name="Paragraph">
      <style:paragraph-properties fo:margin-left="0.25in" fo:margin-right="0in" fo:margin-top="0.0835in" fo:margin-bottom="0.0835in" loext:contextual-spacing="false" fo:text-indent="0in" style:auto-text-indent="false"/>
      <style:text-properties style:font-name="Garamond" fo:font-family="Garamond" style:font-family-generic="roman" style:font-pitch="variable"/>
    </style:style>
    <style:style style:name="Section_20_Problem" style:display-name="Section Problem" style:family="paragraph" style:parent-style-name="Standard">
      <style:paragraph-properties fo:margin-left="0.25in" fo:margin-right="0in" fo:margin-top="0.1665in" fo:margin-bottom="0.1665in" loext:contextual-spacing="false" fo:text-indent="-0.25in" style:auto-text-indent="false"/>
    </style:style>
    <style:style style:name="Normal_20__2b__20_Bold" style:display-name="Normal + Bold" style:family="paragraph" style:parent-style-name="Standard">
      <style:text-properties fo:font-weight="bold" style:font-weight-asian="bold"/>
    </style:style>
    <style:style style:name="Question_20_Header" style:display-name="Question Header" style:family="paragraph" style:parent-style-name="Question" style:next-style-name="Question_20_First_20_Paragraph">
      <style:paragraph-properties fo:margin-left="0in" fo:margin-right="0in" fo:margin-top="0.25in" fo:margin-bottom="0.0835in" loext:contextual-spacing="false" fo:text-indent="0in" style:auto-text-indent="false">
        <style:tab-stops>
          <style:tab-stop style:position="0.25in"/>
        </style:tab-stops>
      </style:paragraph-properties>
      <style:text-properties fo:font-size="12pt" fo:font-weight="bold" style:font-size-asian="12pt" style:font-weight-asian="bold"/>
    </style:style>
    <style:style style:name="Question_20_First_20_Paragraph" style:display-name="Question First Paragraph" style:family="paragraph" style:parent-style-name="Question" style:next-style-name="Question">
      <style:paragraph-properties fo:margin-top="0.0555in" fo:margin-bottom="0.0835in" loext:contextual-spacing="false"/>
    </style:style>
    <style:style style:name="Code_20_Compressed" style:display-name="Code Compressed" style:family="paragraph" style:parent-style-name="Code">
      <style:paragraph-properties fo:line-height="0.1252in"/>
      <style:text-properties fo:font-size="9pt" style:font-size-asian="9pt"/>
    </style:style>
    <style:style style:name="Design_20_Element_20_UL" style:display-name="Design Element UL" style:family="paragraph" style:parent-style-name="Standard" style:list-style-name="WW8Num12"/>
    <style:style style:name="Code_20_compressed" style:display-name="Code compressed" style:family="paragraph" style:parent-style-name="Code">
      <style:paragraph-properties fo:line-height="0.1252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Garamond" fo:font-family="Garamond" style:font-family-generic="roman" style:font-pitch="variable" fo:font-weight="bold" style:font-weight-asian="bold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Problem_20_End" style:display-name="Problem End" style:family="paragraph" style:parent-style-name="Addressee" style:next-style-name="Question_20_Header">
      <style:paragraph-properties fo:padding="0in" fo:border-left="none" fo:border-right="none" fo:border-top="none" fo:border-bottom="0.06pt solid #000000"/>
      <style:text-properties fo:font-size="3pt" style:font-size-asian="3pt"/>
    </style:style>
    <style:style style:name="Untitled1" style:family="paragraph" style:parent-style-name="Question"/>
    <style:style style:name="Spacer" style:family="paragraph" style:parent-style-name="Question">
      <style:paragraph-properties fo:line-height="0.0598in"/>
    </style:style>
    <style:style style:name="Problem_20_Question" style:display-name="Problem Question" style:family="paragraph" style:parent-style-name="Standard">
      <style:paragraph-properties fo:margin-left="0.25in" fo:margin-right="0in" fo:margin-top="0.0835in" fo:margin-bottom="0.0835in" loext:contextual-spacing="false" fo:text-align="justify" style:justify-single-word="false" fo:text-indent="-0.25in" style:auto-text-indent="false"/>
    </style:style>
    <style:style style:name="Style_20_Question_20__2b__20_Bold" style:display-name="Style Question + Bold" style:family="paragraph" style:parent-style-name="Question">
      <style:paragraph-properties fo:margin-left="0.25in" fo:margin-right="0in" fo:margin-top="0.0835in" fo:margin-bottom="0.0417in" loext:contextual-spacing="false" fo:text-align="start" style:justify-single-word="false" fo:text-indent="-0.25in" style:auto-text-indent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License" style:family="paragraph" style:parent-style-name="Text_20_body" style:next-style-name="Text_20_body">
      <style:paragraph-properties fo:margin-top="0.1201in" fo:margin-bottom="0.0402in" loext:contextual-spacing="false" fo:text-align="center" style:justify-single-word="false" fo:orphans="0" fo:widows="0"/>
      <style:text-properties style:font-name="Garamond" fo:font-family="Garamond" style:font-family-generic="roman" style:font-pitch="variable" fo:font-size="11pt" fo:font-style="italic" style:letter-kerning="true" style:font-name-asian="DejaVu Sans" style:font-family-asian="'DejaVu Sans'" style:font-family-generic-asian="swiss" style:font-pitch-asian="variable" style:font-size-asian="11pt" style:font-style-asian="italic" style:language-complex="he" style:country-complex="IL"/>
    </style:style>
    <style:style style:name="Problem_20_Answer_20_Numbers" style:display-name="Problem Answer Numbers" style:family="paragraph" style:parent-style-name="Code">
      <style:paragraph-properties fo:margin-left="0in" fo:margin-right="0in" fo:margin-top="0.25in" fo:margin-bottom="0in" loext:contextual-spacing="false" fo:text-indent="0in" style:auto-text-indent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2" style:family="text">
      <style:text-properties style:font-name="Courier New" fo:font-family="'Courier New'" style:font-family-generic="modern"/>
    </style:style>
    <style:style style:name="WW8Num1z3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-Default_20_Paragraph_20_Font" style:display-name="WW-Default Paragraph Font" style:family="text"/>
    <style:style style:name="Code_20_Fragment" style:display-name="Code Fragment" style:family="text" style:parent-style-name="WW-Default_20_Paragraph_20_Font">
      <style:text-properties style:font-name="Consolas" fo:font-family="Consolas" style:font-family-generic="modern" fo:font-size="10pt" fo:language="en" fo:country="US" style:font-size-asian="10pt"/>
    </style:style>
    <style:style style:name="Page_20_Number" style:display-name="Page Number" style:family="text" style:parent-style-name="WW-Default_20_Paragraph_20_Font"/>
    <style:style style:name="HTML_20_Typewriter" style:display-name="HTML Typewriter" style:family="text" style:parent-style-name="WW-Default_20_Paragraph_20_Fon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ode_20_Char" style:display-name="Code Char" style:family="text" style:parent-style-name="WW-Default_20_Paragraph_20_Font">
      <style:text-properties style:font-name="Courier New" fo:font-family="'Courier New'" style:font-family-generic="modern" fo:language="en" fo:country="US" style:font-size-complex="12pt" style:language-complex="ar" style:country-complex="SA"/>
    </style:style>
    <style:style style:name="Question_20_Char" style:display-name="Question Char" style:family="text" style:parent-style-name="WW-Default_20_Paragraph_20_Font">
      <style:text-properties fo:font-size="11pt" fo:language="en" fo:country="US" style:font-size-asian="11pt" style:font-name-complex="Courier New" style:font-family-complex="'Courier New'" style:font-family-generic-complex="modern" style:font-size-complex="12pt" style:language-complex="ar" style:country-complex="SA"/>
    </style:style>
    <style:style style:name="Question_20_Header_20_Char" style:display-name="Question Header Char" style:family="text" style:parent-style-name="Question_20_Char">
      <style:text-properties fo:font-size="12pt" fo:font-weight="bold" style:font-size-asian="12pt" style:font-weight-asian="bold"/>
    </style:style>
    <style:style style:name="Paragraph_20_Char" style:display-name="Paragraph Char" style:family="text" style:parent-style-name="WW-Default_20_Paragraph_20_Font">
      <style:text-properties fo:font-size="11pt" fo:language="en" fo:country="US" style:font-size-asian="11pt" style:font-name-complex="Courier New" style:font-family-complex="'Courier New'" style:font-family-generic-complex="modern" style:font-size-complex="12pt" style:language-complex="ar" style:country-complex="SA"/>
    </style:style>
    <style:style style:name="Highlighted_20_Code" style:display-name="Highlighted Code" style:family="text" style:parent-style-name="WW-Default_20_Paragraph_20_Font">
      <style:text-properties fo:font-weight="bold" fo:background-color="#ffff99" style:font-weight-asian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HTML_20_Code" style:display-name="HTML Code" style:family="text" style:parent-style-name="Default_20_Paragraph_20_Font">
      <style:text-properties style:font-name="Consolas" fo:font-family="Consolas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aragraph_20_Char1" style:display-name="Paragraph Char1" style:family="text" style:parent-style-name="Default_20_Paragraph_20_Font">
      <style:text-properties fo:font-size="11pt" fo:language="en" fo:country="US" style:font-size-asian="11pt" style:font-name-complex="Courier New" style:font-family-complex="'Courier New'" style:font-family-generic-complex="modern" style:font-size-complex="12pt" style:language-complex="ar" style:country-complex="SA"/>
    </style:style>
    <style:style style:name="Question_20_Char1" style:display-name="Question Char1" style:family="text" style:parent-style-name="Paragraph_20_Char1">
      <style:text-properties style:font-name="Garamond" fo:font-family="Garamond" style:font-family-generic="roman" style:font-pitch="variable"/>
    </style:style>
    <style:style style:name="Comment" style:family="text">
      <style:text-properties fo:color="#00800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family-generic="roman" style:font-pitch="variable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family-generic="roman" style:font-pitch="variable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  <style:text-properties fo:font-family="Symbol" style:font-family-generic="roman" style:font-pitch="variable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  <style:text-properties fo:font-family="Symbol" style:font-family-generic="roman" style:font-pitch="variable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248in" fo:text-indent="-0.25in" fo:margin-left="3.248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748in" fo:text-indent="-0.25in" fo:margin-left="3.748in"/>
        </style:list-level-properties>
        <style:text-properties fo:font-family="Symbol" style:font-family-generic="roman" style:font-pitch="variable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4.248in" fo:text-indent="-0.25in" fo:margin-left="4.248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748in" fo:text-indent="-0.25in" fo:margin-left="4.7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family-generic="roman" style:font-pitch="variable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family-generic="roman" style:font-pitch="variable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family-generic="roman" style:font-pitch="variable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family-generic="roman" style:font-pitch="variable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 style:master-page-name="Standard">
      <style:paragraph-properties fo:margin-top="0in" fo:margin-bottom="0.0201in" loext:contextual-spacing="false" style:page-number="auto"/>
      <style:text-properties officeooo:paragraph-rsid="0022f7f1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937cd"/>
    </style:style>
    <style:style style:name="MT2" style:family="text">
      <style:text-properties officeooo:rsid="00103ec5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39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CS 106<text:span text:style-name="MT1">X</text:span> <text:span text:style-name="MT1">Sample </text:span>Final Exam<text:span text:style-name="MT2"> #2 <text:s text:c="2"/></text:span>ANSWER KEY</text:p>
      </style:header>
      <style:footer>
        <text:p text:style-name="MP2"><text:span text:style-name="Page_20_Number"><text:page-number text:select-page="current">8</text:page-number></text:span><text:span text:style-name="Page_20_Number"> of </text:span><text:span text:style-name="Page_20_Number"><text:page-count style:num-format="1">8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8-19T21:36:00</meta:creation-date>
    <dc:date>2016-12-04T09:43:19.628913616</dc:date>
    <meta:print-date>2014-03-14T00:19:00</meta:print-date>
    <meta:editing-cycles>112</meta:editing-cycles>
    <meta:editing-duration>PT11H23M32S</meta:editing-duration>
    <meta:generator>LibreOffice/5.2.2.2$Linux_X86_64 LibreOffice_project/20m0$Build-2</meta:generator>
    <meta:document-statistic meta:table-count="2" meta:image-count="0" meta:object-count="0" meta:page-count="8" meta:paragraph-count="297" meta:word-count="1130" meta:character-count="9060" meta:non-whitespace-character-count="6076"/>
  </office:meta>
</office:document-meta>
</file>